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" table:print="true">
        <office:forms form:automatic-focus="false" form:apply-design-mode="false">
          <form:form/>
        </office:forms>
        <table:table-column table:style-name="ACOL-0" table:number-columns-repeated="4"/>
        <table:table-column table:style-name="ACOL-0" table:number-columns-repeated="252"/>
        <table:table-row table:style-name="AROW-1">
          <table:table-cell table:style-name="Gnumeric-default" office:value-type="string">
            <text:p>Weigth</text:p>
          </table:table-cell>
          <table:table-cell table:style-name="Gnumeric-default" office:value-type="string">
            <text:p>NumberDrop</text:p>
          </table:table-cell>
          <table:table-cell table:style-name="Gnumeric-default" office:value-type="string">
            <text:p>Heigth fall(cm)</text:p>
          </table:table-cell>
          <table:table-cell table:style-name="Gnumeric-default" office:value-type="string">
            <text:p>Depth(cm)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>
            <text:p>2 bar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8">
            <text:p>28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>
            <text:p>2 bars +weig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8">
            <text:p>28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0">
            <text:p>30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3">
            <text:p>33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39">
            <text:p>39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41">
            <text:p>41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43">
            <text:p>43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45">
            <text:p>45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47">
            <text:p>47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50">
            <text:p>50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54">
            <text:p>54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58">
            <text:p>58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64">
            <text:p>64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67">
            <text:p>67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69">
            <text:p>69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71">
            <text:p>71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74">
            <text:p>74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76">
            <text:p>76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78">
            <text:p>78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82">
            <text:p>82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85">
            <text:p>85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91">
            <text:p>91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>
            <text:p>3 bars + weight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94">
            <text:p>94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98">
            <text:p>98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02">
            <text:p>102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11">
            <text:p>111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16">
            <text:p>116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21">
            <text:p>121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26">
            <text:p>126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30">
            <text:p>130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34">
            <text:p>134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7">
            <text:p>7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38">
            <text:p>138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>
            <text:p>4 bars + weight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42">
            <text:p>142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46">
            <text:p>146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51">
            <text:p>151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5">
            <text:p>5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54">
            <text:p>154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59">
            <text:p>159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6">
            <text:p>6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63">
            <text:p>163</text:p>
          </table:table-cell>
          <table:table-cell table:number-columns-repeated="252" table:style-name="Gnumeric-default"/>
        </table:table-row>
        <table:table-row table:style-name="AROW-0" table:number-rows-repeated="65497">
          <table:table-cell table:number-columns-repeated="256"/>
        </table:table-row>
        <table:named-expressions>
          <table:named-expression table:name="Print_Area" table:expression="of:=#REF!" table:base-cell-address="$'Hoja1'.$A$1"/>
          <table:named-expression table:name="Sheet_Title" table:expression="of:=&quot;Hoja1&quot;" table:base-cell-address="$'Hoja1'.$A$1"/>
        </table:named-expressions>
      </table:table>
      <table:table table:name="Hoja2" table:style-name="ta-1" table:print="true">
        <office:forms form:automatic-focus="false" form:apply-design-mode="false">
          <form:form/>
        </office:forms>
        <table:table-column table:default-cell-style-name="ACE-1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Hoja2'.$A$1"/>
          <table:named-expression table:name="Sheet_Title" table:expression="of:=&quot;Hoja2&quot;" table:base-cell-address="$'Hoja2'.$A$1"/>
        </table:named-expressions>
      </table:table>
      <table:table table:name="Hoja3" table:style-name="ta-2" table:print="true">
        <office:forms form:automatic-focus="false" form:apply-design-mode="false">
          <form:form/>
        </office:forms>
        <table:table-column table:default-cell-style-name="ACE-2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Hoja3'.$A$1"/>
          <table:named-expression table:name="Sheet_Title" table:expression="of:=&quot;Hoja3&quot;" table:base-cell-address="$'Hoja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Hoja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Hoja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Hoja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02-14T18:27:57Z</dc:date>
    <meta:creation-date>2018-02-14T18:22:32Z</meta:creation-date>
    <meta:generator>gnumeric/1.12.32</meta:generator>
  </office:meta>
</office:document-meta>
</file>